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5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5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164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861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617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645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364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5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17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108cm" fo:min-width="4.5cm" fo:padding-bottom="0.03cm"/>
    </style:style>
    <style:style style:name="gr3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6cm" fo:min-width="4.5cm" fo:padding-bottom="0.03cm"/>
    </style:style>
    <style:style style:name="gr35" style:family="graphic" style:parent-style-name="Default_5f_1">
      <style:graphic-properties svg:stroke-color="#6633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6" style:family="graphic" style:parent-style-name="Default_5f_1">
      <style:graphic-properties svg:stroke-color="#3333ff" draw:fill="solid" draw:fill-color="#663399" draw:textarea-horizontal-align="justify" draw:textarea-vertical-align="middle" draw:auto-grow-height="false" fo:min-height="0.25cm" fo:min-width="3.7cm"/>
    </style:style>
    <style:style style:name="gr37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38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39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40" style:family="graphic" style:parent-style-name="objectwithoutfill">
      <style:graphic-properties svg:stroke-color="#663399" draw:marker-end-width="0.15cm" draw:fill="none" draw:textarea-vertical-align="middle"/>
    </style:style>
    <style:style style:name="gr41" style:family="graphic" style:parent-style-name="Default_5f_1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2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3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4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8" style:family="graphic" style:parent-style-name="standard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9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0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1" style:family="graphic" style:parent-style-name="objectwithoutfill">
      <style:graphic-properties svg:stroke-width="0.03cm" svg:stroke-color="#663399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5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919cm" fo:min-width="4.55cm" fo:padding-bottom="0.03cm"/>
    </style:style>
    <style:style style:name="gr5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</style:style>
    <style:style style:name="gr55" style:family="graphic" style:parent-style-name="Default_5f_1_5f_1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6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7" style:family="graphic" style:parent-style-name="standard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8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9" style:family="graphic" style:parent-style-name="objectwithoutfill">
      <style:graphic-properties svg:stroke-width="0cm" svg:stroke-color="#336699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336699" draw:marker-end-width="0.15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solid" draw:fill-color="#663399"/>
      <style:paragraph-properties fo:text-align="center"/>
      <style:text-properties fo:color="#ffffff" style:font-name="Calibri" fo:font-size="9pt" style:font-size-asian="9pt" style:font-size-complex="9pt"/>
    </style:style>
    <style:style style:name="P15" style:family="paragraph">
      <style:paragraph-properties fo:margin-left="0cm" fo:margin-right="0cm" fo:text-align="start" fo:text-indent="0cm">
        <style:tab-stops>
          <style:tab-stop style:position="0.15cm"/>
          <style:tab-stop style:position="4cm" style:type="right"/>
        </style:tab-stops>
      </style:paragraph-properties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663399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8" style:family="paragraph">
      <loext:graphic-properties draw:fill-color="#663399" draw:fill-gradient-name="Gradient_20_3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9" style:family="paragraph">
      <loext:graphic-properties draw:fill-color="#ffffff" draw:fill-gradient-name="Gradient_20_3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20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P25" style:family="paragraph">
      <loext:graphic-properties draw:fill-color="#336699" draw:fill-gradient-name="Gradient_20_2"/>
      <style:paragraph-properties fo:text-align="center"/>
      <style:text-properties fo:color="#ffffff" style:font-name="Calibri" fo:font-size="9pt" style:font-size-asian="9pt" style:font-size-complex="9pt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style:font-name="Calibri" fo:font-size="6pt" style:letter-kerning="true" style:font-name-asian="WenQuanYi Zen Hei Sharp" style:font-size-asian="8pt" style:font-name-complex="Lohit Devanagari2" style:font-size-complex="8pt"/>
    </style:style>
    <style:style style:name="T11" style:family="text"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T12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2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39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319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8.016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02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8.772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5.8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519cm" svg:x="11.603cm" svg:y="16.8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8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1-08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</text:span><text:span text:style-name="T5">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972cm" svg:x="4.199cm" svg:y="12.81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5.385cm" svg:x="4.3cm" svg:y="13.413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CRE_USER</text:span><text:span text:style-name="T7"><text:tab/></text:span><text:span text:style-name="T7">VX(64)</text:span></text:p>
          <text:p text:style-name="P8"><text:span text:style-name="T7"><text:tab/></text:span><text:span text:style-name="T7">ACC_CRE_STAMP</text:span><text:span text:style-name="T7"><text:tab/></text:span><text:span text:style-name="T7">TIMESTAMP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CLOSED</text:span><text:span text:style-name="T7"><text:tab/></text:span><text:span text:style-name="T7">X(1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2.9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text:span text:style-name="T8">_</text:span><text:span text:style-name="T8">A</text:span><text:span text:style-name="T8">R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3.583cm" svg:x2="8.49cm" svg:y2="13.583cm">
          <text:p/>
        </draw:line>
        <draw:line draw:style-name="gr23" draw:text-style-name="P12" draw:layer="layout" svg:x1="8.902cm" svg:y1="19.6cm" svg:x2="8.902cm" svg:y2="13.58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8.998cm" svg:y1="21.7cm" svg:x2="8.998cm" svg:y2="13.58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497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49cm" svg:x="4.303cm" svg:y="26.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5.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53cm" svg:x2="9.503cm" svg:y2="26.53cm">
          <text:p/>
        </draw:line>
        <draw:g>
          <draw:line draw:style-name="gr23" draw:text-style-name="P12" draw:layer="controls" svg:x1="8.903cm" svg:y1="26.318cm" svg:x2="8.503cm" svg:y2="26.318cm">
            <text:p/>
          </draw:line>
          <draw:line draw:style-name="gr23" draw:text-style-name="P12" draw:layer="controls" svg:x1="8.903cm" svg:y1="26.321cm" svg:x2="8.903cm" svg:y2="24.161cm">
            <text:p/>
          </draw:line>
          <draw:line draw:style-name="gr24" draw:text-style-name="P12" draw:layer="controls" svg:x1="8.905cm" svg:y1="24.164cm" svg:x2="8.505cm" svg:y2="24.164cm">
            <text:p/>
          </draw:line>
        </draw:g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07cm" svg:y1="24.15cm" svg:x2="3.907cm" svg:y2="13.639cm">
          <text:p/>
        </draw:line>
        <draw:line draw:style-name="gr26" draw:text-style-name="P12" draw:layer="controls" svg:x1="3.903cm" svg:y1="13.65cm" svg:x2="4.303cm" svg:y2="13.65cm">
          <text:p/>
        </draw:line>
        <draw:custom-shape draw:style-name="gr19" draw:text-style-name="P9" draw:layer="layout" svg:width="4.202cm" svg:height="4.737cm" svg:x="11.703cm" svg:y="17.4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9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93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g>
          <draw:line draw:style-name="gr22" draw:text-style-name="P12" draw:layer="layout" svg:x1="16.407cm" svg:y1="17.596cm" svg:x2="15.891cm" svg:y2="17.596cm">
            <text:p/>
          </draw:line>
          <draw:line draw:style-name="gr23" draw:text-style-name="P12" draw:layer="layout" svg:x1="16.305cm" svg:y1="22.886cm" svg:x2="16.305cm" svg:y2="17.599cm">
            <text:p/>
          </draw:line>
          <draw:line draw:style-name="gr23" draw:text-style-name="P12" draw:layer="layout" svg:x1="16.301cm" svg:y1="22.885cm" svg:x2="15.901cm" svg:y2="22.885cm">
            <text:p/>
          </draw:line>
          <draw:line draw:style-name="gr23" draw:text-style-name="P12" draw:layer="layout" svg:x1="16.412cm" svg:y1="26.233cm" svg:x2="16.412cm" svg:y2="17.599cm">
            <text:p/>
          </draw:line>
          <draw:line draw:style-name="gr23" draw:text-style-name="P12" draw:layer="layout" svg:x1="16.414cm" svg:y1="26.225cm" svg:x2="15.914cm" svg:y2="26.225cm">
            <text:p/>
          </draw:line>
        </draw:g>
        <draw:custom-shape draw:style-name="gr19" draw:text-style-name="P9" draw:layer="layout" svg:width="4.202cm" svg:height="1.497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R</text:span><text:span text:style-name="T8">A</text:span><text:span text:style-name="T8">T</text:span><text:span text:style-name="T8">E</text:span><text:span text:style-name="T8">S</text:span><text:span text:style-name="T8">_</text:span><text:span text:style-name="T8">V</text:span><text:span text:style-name="T8">A</text:span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g>
          <draw:line draw:style-name="gr22" draw:text-style-name="P12" draw:layer="layout" svg:x1="16.419cm" svg:y1="9.349cm" svg:x2="15.903cm" svg:y2="9.349cm">
            <text:p/>
          </draw:line>
          <draw:line draw:style-name="gr23" draw:text-style-name="P12" draw:layer="layout" svg:x1="16.315cm" svg:y1="11.411cm" svg:x2="16.305cm" svg:y2="9.339cm">
            <text:p/>
          </draw:line>
          <draw:line draw:style-name="gr23" draw:text-style-name="P12" draw:layer="layout" svg:x1="16.401cm" svg:y1="13.322cm" svg:x2="16.401cm" svg:y2="9.339cm">
            <text:p/>
          </draw:line>
          <draw:line draw:style-name="gr23" draw:text-style-name="P12" draw:layer="layout" svg:x1="16.303cm" svg:y1="11.412cm" svg:x2="15.903cm" svg:y2="11.412cm">
            <text:p/>
          </draw:line>
          <draw:line draw:style-name="gr23" draw:text-style-name="P12" draw:layer="layout" svg:x1="16.405cm" svg:y1="13.318cm" svg:x2="15.905cm" svg:y2="13.318cm">
            <text:p/>
          </draw:line>
        </draw:g>
        <draw:custom-shape draw:style-name="gr19" draw:text-style-name="P9" draw:layer="layout" svg:width="4.202cm" svg:height="1.28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3.657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45cm" svg:x="4.303cm" svg:y="7.4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6.9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10.2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9.7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2cm" svg:y1="7.654cm" svg:x2="8.912cm" svg:y2="3.504cm">
          <text:p/>
        </draw:line>
        <draw:line draw:style-name="gr23" draw:text-style-name="P12" draw:layer="layout" svg:x1="9.011cm" svg:y1="10.354cm" svg:x2="9.011cm" svg:y2="3.504cm">
          <text:p/>
        </draw:line>
        <draw:line draw:style-name="gr23" draw:text-style-name="P12" draw:layer="layout" svg:x1="8.9cm" svg:y1="7.65cm" svg:x2="8.5cm" svg:y2="7.65cm">
          <text:p/>
        </draw:line>
        <draw:line draw:style-name="gr23" draw:text-style-name="P12" draw:layer="layout" svg:x1="9.015cm" svg:y1="10.368cm" svg:x2="8.515cm" svg:y2="10.368cm">
          <text:p/>
        </draw:line>
        <draw:line draw:style-name="gr21" draw:text-style-name="P12" draw:layer="layout" svg:x1="8.502cm" svg:y1="10.602cm" svg:x2="9.502cm" svg:y2="10.602cm">
          <text:p/>
        </draw:line>
        <draw:custom-shape draw:style-name="gr19" draw:text-style-name="P9" draw:layer="layout" svg:width="4.202cm" svg:height="5.385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</text:span><text:span text:style-name="T8">A_</text:span><text:span text:style-name="T8">T_</text:span><text:span text:style-name="T8">DO</text:span><text:span text:style-name="T8">SSI</text:span><text:span text:style-name="T8">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9.25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S</text:span><text:span text:style-name="T7">L</text:span><text:span text:style-name="T7">D</text:span><text:span text:style-name="T7">_</text:span><text:span text:style-name="T7">A</text:span><text:span text:style-name="T7">C</text:span><text:span text:style-name="T7">C</text:span><text:span text:style-name="T7">O</text:span><text:span text:style-name="T7">U</text:span><text:span text:style-name="T7">N</text:span><text:span text:style-name="T7">T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11cm" svg:y="10.91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417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D</text:span><text:span text:style-name="T8">O</text:span><text:span text:style-name="T8">S</text:span><text:span text:style-name="T8">S</text:span><text:span text:style-name="T8">I</text:span><text:span text:style-name="T8">E</text:span><text:span text:style-name="T8">R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2.3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1.847cm">
          <text:p text:style-name="P10"><text:span text:style-name="T8">OFA_T_DOSSI</text:span><text:span text:style-name="T8">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16cm" svg:y1="9.499cm" svg:x2="23.716cm" svg:y2="3.481cm">
          <text:p/>
        </draw:line>
        <draw:line draw:style-name="gr23" draw:text-style-name="P12" draw:layer="layout" svg:x1="23.81cm" svg:y1="11.1cm" svg:x2="23.81cm" svg:y2="3.5cm">
          <text:p/>
        </draw:line>
        <draw:line draw:style-name="gr23" draw:text-style-name="P12" draw:layer="layout" svg:x1="23.705cm" svg:y1="9.476cm" svg:x2="23.305cm" svg:y2="9.476cm">
          <text:p/>
        </draw:line>
        <draw:line draw:style-name="gr23" draw:text-style-name="P12" draw:layer="layout" svg:x1="23.809cm" svg:y1="11.117cm" svg:x2="23.309cm" svg:y2="11.117cm">
          <text:p/>
        </draw:line>
        <draw:line draw:style-name="gr23" draw:text-style-name="P12" draw:layer="layout" svg:x1="23.91cm" svg:y1="12.5cm" svg:x2="23.91cm" svg:y2="3.5cm">
          <text:p/>
        </draw:line>
        <draw:line draw:style-name="gr23" draw:text-style-name="P12" draw:layer="layout" svg:x1="23.91cm" svg:y1="12.5cm" svg:x2="23.31cm" svg:y2="12.5cm">
          <text:p/>
        </draw:line>
        <draw:line draw:style-name="gr21" draw:text-style-name="P12" draw:layer="layout" svg:x1="23.3cm" svg:y1="11.3cm" svg:x2="24.4cm" svg:y2="11.3cm">
          <text:p/>
        </draw:line>
        <draw:custom-shape draw:style-name="gr19" draw:text-style-name="P9" draw:layer="layout" svg:width="4.202cm" svg:height="5.601cm" svg:x="19.103cm" svg:y="20.45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CRE_USER</text:span><text:span text:style-name="T7"><text:tab/></text:span><text:span text:style-name="T7">VX(64)</text:span></text:p>
          <text:p text:style-name="P8"><text:span text:style-name="T7"><text:tab/></text:span><text:span text:style-name="T7">ENT_CRE_STAMP</text:span><text:span text:style-name="T7"><text:tab/></text:span><text:span text:style-name="T7">TIMESTAMP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03cm" svg:y="26.631cm"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6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7.02cm" svg:x2="24.303cm" svg:y2="27.02cm">
          <text:p/>
        </draw:line>
        <draw:line draw:style-name="gr23" draw:text-style-name="P12" draw:layer="layout" svg:x1="23.7cm" svg:y1="26.812cm" svg:x2="23.3cm" svg:y2="26.812cm">
          <text:p/>
        </draw:line>
        <draw:line draw:style-name="gr23" draw:text-style-name="P12" draw:layer="layout" svg:x1="23.702cm" svg:y1="26.818cm" svg:x2="23.702cm" svg:y2="20.66cm">
          <text:p/>
        </draw:line>
        <draw:line draw:style-name="gr24" draw:text-style-name="P12" draw:layer="layout" svg:x1="23.702cm" svg:y1="20.654cm" svg:x2="23.302cm" svg:y2="20.654cm">
          <text:p/>
        </draw:line>
        <draw:custom-shape draw:style-name="gr19" draw:text-style-name="P9" draw:layer="layout" svg:width="4.202cm" svg:height="1.713cm" svg:x="26.65cm" svg:y="14.961cm">
          <text:p text:style-name="P8"><text:span text:style-name="T7">#</text:span><text:span text:style-name="T7"><text:tab/></text:span><text:span text:style-name="T7">L</text:span><text:span text:style-name="T7">E</text:span><text:span text:style-name="T7">D</text:span><text:span text:style-name="T7">_</text:span><text:span text:style-name="T7">M</text:span><text:span text:style-name="T7">N</text:span><text:span text:style-name="T7">E</text:span><text:span text:style-name="T7">M</text:span><text:span text:style-name="T7">O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C</text:span><text:span text:style-name="T7">L</text:span><text:span text:style-name="T7">O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</text:span><text:span text:style-name="T8">A_</text:span><text:span text:style-name="T8">T_L</text:span><text:span text:style-name="T8">ED</text:span><text:span text:style-name="T8">GE</text:span><text:span text:style-name="T8">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77cm" svg:x="26.65cm" svg:y="17.2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6.7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8cm" svg:x="26.651cm" svg:y="20.4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19.9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1cm" svg:y="22.503cm">
          <text:p text:style-name="P8"><text:span text:style-name="T7">#</text:span><text:span text:style-name="T7"><text:tab/></text:span><text:span text:style-name="T7">LED_</text:span><text:span text:style-name="T7">MNE</text:span><text:span text:style-name="T7">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</text:span><text:span text:style-name="T7">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002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L</text:span><text:span text:style-name="T8">E</text:span><text:span text:style-name="T8">D</text:span><text:span text:style-name="T8">G</text:span><text:span text:style-name="T8">E</text:span><text:span text:style-name="T8">R</text:span><text:span text:style-name="T8">S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1cm" svg:y1="17.482cm" svg:x2="31.281cm" svg:y2="15.122cm">
          <text:p/>
        </draw:line>
        <draw:line draw:style-name="gr23" draw:text-style-name="P12" draw:layer="layout" svg:x1="31.381cm" svg:y1="20.572cm" svg:x2="31.381cm" svg:y2="15.122cm">
          <text:p/>
        </draw:line>
        <draw:line draw:style-name="gr23" draw:text-style-name="P12" draw:layer="layout" svg:x1="31.254cm" svg:y1="17.476cm" svg:x2="30.854cm" svg:y2="17.476cm">
          <text:p/>
        </draw:line>
        <draw:line draw:style-name="gr23" draw:text-style-name="P12" draw:layer="layout" svg:x1="31.351cm" svg:y1="20.565cm" svg:x2="30.851cm" svg:y2="20.565cm">
          <text:p/>
        </draw:line>
        <draw:line draw:style-name="gr23" draw:text-style-name="P12" draw:layer="layout" svg:x1="31.456cm" svg:y1="22.665cm" svg:x2="31.456cm" svg:y2="15.119cm">
          <text:p/>
        </draw:line>
        <draw:line draw:style-name="gr23" draw:text-style-name="P12" draw:layer="layout" svg:x1="31.459cm" svg:y1="22.658cm" svg:x2="30.859cm" svg:y2="22.658cm">
          <text:p/>
        </draw:line>
        <draw:line draw:style-name="gr21" draw:text-style-name="P12" draw:layer="layout" svg:x1="30.835cm" svg:y1="22.884cm" svg:x2="31.835cm" svg:y2="22.884cm">
          <text:p/>
        </draw:line>
        <draw:custom-shape draw:style-name="gr19" draw:text-style-name="P9" draw:layer="layout" svg:width="4.202cm" svg:height="1.929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8cm" svg:y="11.5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0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1.905cm" svg:x2="31.865cm" svg:y2="11.905cm">
          <text:p/>
        </draw:line>
        <draw:g>
          <draw:line draw:style-name="gr23" draw:text-style-name="P12" draw:layer="layout" svg:x1="31.263cm" svg:y1="11.724cm" svg:x2="30.863cm" svg:y2="11.724cm">
            <text:p/>
          </draw:line>
          <draw:line draw:style-name="gr23" draw:text-style-name="P12" draw:layer="layout" svg:x1="31.263cm" svg:y1="11.728cm" svg:x2="31.263cm" svg:y2="9.2cm">
            <text:p/>
          </draw:line>
          <draw:line draw:style-name="gr24" draw:text-style-name="P12" draw:layer="layout" svg:x1="31.265cm" svg:y1="9.204cm" svg:x2="30.865cm" svg:y2="9.204cm">
            <text:p/>
          </draw:line>
        </draw:g>
        <draw:custom-shape draw:style-name="gr19" draw:text-style-name="P9" draw:layer="layout" svg:width="4.202cm" svg:height="1.713cm" svg:x="26.653cm" svg:y="3.306cm">
          <text:p text:style-name="P8"><text:span text:style-name="T7">#</text:span><text:span text:style-name="T7"><text:tab/></text:span><text:span text:style-name="T7">PAM</text:span><text:span text:style-name="T7">_COD</text:span><text:span text:style-name="T7">E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LAB</text:span><text:span text:style-name="T7">EL</text:span><text:span text:style-name="T7"><text:tab/></text:span><text:span text:style-name="T7">VX(2</text:span><text:span text:style-name="T7">56)</text:span></text:p>
          <text:p text:style-name="P8"><text:span text:style-name="T7"><text:tab/></text:span><text:span text:style-name="T7">PAM</text:span><text:span text:style-name="T7">_ACC</text:span><text:span text:style-name="T7">OUN</text:span><text:span text:style-name="T7">T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NOT</text:span><text:span text:style-name="T7">ES</text:span><text:span text:style-name="T7"><text:tab/></text:span><text:span text:style-name="T7">VX(4</text:span><text:span text:style-name="T7">096)</text:span></text:p>
          <text:p text:style-name="P8"><text:span text:style-name="T7"><text:tab/></text:span><text:span text:style-name="T7">PAM</text:span><text:span text:style-name="T7">_UPD</text:span><text:span text:style-name="T7">_USE</text:span><text:span text:style-name="T7">R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UPD</text:span><text:span text:style-name="T7">_STA</text:span><text:span text:style-name="T7">MP</text:span><text:span text:style-name="T7"><text:tab/></text:span><text:span text:style-name="T7">TIME</text:span><text:span text:style-name="T7">STAM</text:span><text:span text:style-name="T7">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P</text:span><text:span text:style-name="T8">A</text:span><text:span text:style-name="T8">I</text:span><text:span text:style-name="T8">M</text:span><text:span text:style-name="T8">E</text:span><text:span text:style-name="T8">A</text:span><text:span text:style-name="T8">N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4cm" svg:y="5.605cm"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C</text:span><text:span text:style-name="T7">O</text:span><text:span text:style-name="T7">D</text:span><text:span text:style-name="T7">E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1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cm" svg:x2="31.855cm" svg:y2="6cm">
          <text:p/>
        </draw:line>
        <draw:g>
          <draw:line draw:style-name="gr23" draw:text-style-name="P12" draw:layer="layout" svg:x1="31.253cm" svg:y1="5.798cm" svg:x2="30.853cm" svg:y2="5.798cm">
            <text:p/>
          </draw:line>
          <draw:line draw:style-name="gr23" draw:text-style-name="P12" draw:layer="layout" svg:x1="31.253cm" svg:y1="5.801cm" svg:x2="31.253cm" svg:y2="3.495cm">
            <text:p/>
          </draw:line>
          <draw:line draw:style-name="gr24" draw:text-style-name="P12" draw:layer="layout" svg:x1="31.255cm" svg:y1="3.498cm" svg:x2="30.855cm" svg:y2="3.498cm">
            <text:p/>
          </draw:line>
        </draw:g>
        <draw:custom-shape draw:style-name="gr19" draw:text-style-name="P9" draw:layer="layout" svg:width="4.202cm" svg:height="1.929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U</text:span><text:span text:style-name="T8">D</text:span><text:span text:style-name="T8">I</text:span><text:span text:style-name="T8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4.04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K</text:span><text:span text:style-name="T7">E</text:span><text:span text:style-name="T7">Y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5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255cm" svg:x2="23.311cm" svg:y2="14.255cm">
          <text:p/>
        </draw:line>
        <draw:line draw:style-name="gr23" draw:text-style-name="P12" draw:layer="layout" svg:x1="24cm" svg:y1="14.25cm" svg:x2="24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</text:span><text:span text:style-name="T1">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3.58cm" svg:x2="2.2cm" svg:y2="13.5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cm" svg:y1="8.95cm" svg:x2="3.4cm" svg:y2="1.3cm">
          <text:p/>
        </draw:line>
        <draw:line draw:style-name="gr25" draw:text-style-name="P12" draw:layer="layout" svg:x1="3.4cm" svg:y1="8.95cm" svg:x2="4.3cm" svg:y2="8.9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467cm" svg:x2="4.3cm" svg:y2="14.467cm">
          <text:p/>
        </draw:line>
        <draw:line draw:style-name="gr25" draw:text-style-name="P12" draw:layer="layout" svg:x1="3.304cm" svg:y1="14.479cm" svg:x2="3.305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cm" svg:y1="3.7cm" svg:x2="19.1cm" svg:y2="3.7cm">
          <text:p/>
        </draw:line>
        <draw:line draw:style-name="gr25" draw:text-style-name="P12" draw:layer="layout" svg:x1="18.2cm" svg:y1="9.65cm" svg:x2="18.2cm" svg:y2="1.4cm">
          <text:p/>
        </draw:line>
        <draw:line draw:style-name="gr25" draw:text-style-name="P12" draw:layer="layout" svg:x1="18.3cm" svg:y1="3.7cm" svg:x2="18.3cm" svg:y2="1.4cm">
          <text:p/>
        </draw:line>
        <draw:line draw:style-name="gr25" draw:text-style-name="P12" draw:layer="layout" svg:x1="18.2cm" svg:y1="9.65cm" svg:x2="19.1cm" svg:y2="9.65cm">
          <text:p/>
        </draw:line>
        <draw:line draw:style-name="gr25" draw:text-style-name="P12" draw:layer="layout" svg:x1="18.102cm" svg:y1="22.787cm" svg:x2="18.102cm" svg:y2="1.4cm">
          <text:p/>
        </draw:line>
        <draw:line draw:style-name="gr25" draw:text-style-name="P12" draw:layer="layout" svg:x1="18.1cm" svg:y1="22.784cm" svg:x2="19.1cm" svg:y2="22.784cm">
          <text:p/>
        </draw:line>
        <draw:line draw:style-name="gr26" draw:text-style-name="P12" draw:layer="layout" svg:x1="26cm" svg:y1="17.65cm" svg:x2="26.65cm" svg:y2="17.65cm">
          <text:p/>
        </draw:line>
        <draw:line draw:style-name="gr26" draw:text-style-name="P12" draw:layer="layout" svg:x1="25.9cm" svg:y1="20.8cm" svg:x2="26.65cm" svg:y2="20.8cm">
          <text:p/>
        </draw:line>
        <draw:line draw:style-name="gr25" draw:text-style-name="P12" draw:layer="layout" svg:x1="26.003cm" svg:y1="17.647cm" svg:x2="26.003cm" svg:y2="9.2cm">
          <text:p/>
        </draw:line>
        <draw:line draw:style-name="gr25" draw:text-style-name="P12" draw:layer="layout" svg:x1="25.901cm" svg:y1="20.8cm" svg:x2="25.901cm" svg:y2="9.2cm">
          <text:p/>
        </draw:line>
        <draw:line draw:style-name="gr21" draw:text-style-name="P12" draw:layer="layout" svg:x1="2.7cm" svg:y1="7.85cm" svg:x2="4.3cm" svg:y2="7.85cm">
          <text:p/>
        </draw:line>
        <draw:line draw:style-name="gr25" draw:text-style-name="P12" draw:layer="layout" svg:x1="2.7cm" svg:y1="7.85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65cm" svg:x2="19.1cm" svg:y2="20.6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04cm" svg:y1="28.053cm" svg:x2="17.704cm" svg:y2="22.603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9.85cm" svg:x2="19.1cm" svg:y2="9.85cm">
          <text:p/>
        </draw:line>
        <draw:line draw:style-name="gr25" draw:text-style-name="P12" draw:layer="layout" svg:x1="17.7cm" svg:y1="9.849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8cm" svg:y1="13.599cm" svg:x2="2.308cm" svg:y2="1.9cm">
          <text:p/>
        </draw:line>
        <draw:line draw:style-name="gr25" draw:text-style-name="P12" draw:layer="layout" svg:x1="17.3cm" svg:y1="16.2cm" svg:x2="17.3cm" svg:y2="4.95cm">
          <text:p/>
        </draw:line>
        <draw:line draw:style-name="gr25" draw:text-style-name="P12" draw:layer="layout" svg:x1="17.2cm" svg:y1="16.1cm" svg:x2="17.2cm" svg:y2="4.75cm">
          <text:p/>
        </draw:line>
        <draw:line draw:style-name="gr25" draw:text-style-name="P12" draw:layer="layout" svg:x1="17.198cm" svg:y1="4.753cm" svg:x2="19.1cm" svg:y2="4.753cm">
          <text:p/>
        </draw:line>
        <draw:line draw:style-name="gr25" draw:text-style-name="P12" draw:layer="layout" svg:x1="17.297cm" svg:y1="4.952cm" svg:x2="19.1cm" svg:y2="4.952cm">
          <text:p/>
        </draw:line>
        <draw:line draw:style-name="gr25" draw:text-style-name="P12" draw:layer="layout" svg:x1="10.9cm" svg:y1="16.2cm" svg:x2="17.3cm" svg:y2="16.2cm">
          <text:p/>
        </draw:line>
        <draw:line draw:style-name="gr25" draw:text-style-name="P12" draw:layer="layout" svg:x1="10.801cm" svg:y1="16.101cm" svg:x2="17.198cm" svg:y2="16.101cm">
          <text:p/>
        </draw:line>
        <draw:line draw:style-name="gr32" draw:text-style-name="P12" draw:layer="layout" svg:x1="10.8cm" svg:y1="17.6cm" svg:x2="11.7cm" svg:y2="17.6cm">
          <text:p/>
        </draw:line>
        <draw:line draw:style-name="gr25" draw:text-style-name="P12" draw:layer="layout" svg:x1="10.9cm" svg:y1="17.6cm" svg:x2="10.9cm" svg:y2="16.2cm">
          <text:p/>
        </draw:line>
        <draw:line draw:style-name="gr25" draw:text-style-name="P12" draw:layer="layout" svg:x1="10.8cm" svg:y1="17.6cm" svg:x2="10.8cm" svg:y2="16.1cm">
          <text:p/>
        </draw:line>
        <draw:line draw:style-name="gr25" draw:text-style-name="P12" draw:layer="layout" svg:x1="17.306cm" svg:y1="27.749cm" svg:x2="17.306cm" svg:y2="20.656cm">
          <text:p/>
        </draw:line>
        <draw:line draw:style-name="gr25" draw:text-style-name="P12" draw:layer="layout" svg:x1="17.702cm" svg:y1="22.602cm" svg:x2="19.102cm" svg:y2="22.602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8.05cm" svg:x2="11.7cm" svg:y2="18.05cm">
          <text:p/>
        </draw:line>
        <draw:line draw:style-name="gr25" draw:text-style-name="P12" draw:layer="layout" svg:x1="10.9cm" svg:y1="28.549cm" svg:x2="10.9cm" svg:y2="18.05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992cm" svg:x2="19.1cm" svg:y2="22.992cm">
          <text:p/>
        </draw:line>
        <draw:line draw:style-name="gr25" draw:text-style-name="P12" draw:layer="layout" svg:x1="18.502cm" svg:y1="28.4cm" svg:x2="18.502cm" svg:y2="22.997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6.302cm" svg:x2="16.914cm" svg:y2="16.302cm">
          <text:p/>
        </draw:line>
        <draw:line draw:style-name="gr25" draw:text-style-name="P12" draw:layer="layout" svg:x1="16.914cm" svg:y1="21.294cm" svg:x2="19.1cm" svg:y2="21.294cm">
          <text:p/>
        </draw:line>
        <draw:line draw:style-name="gr25" draw:text-style-name="P12" draw:layer="layout" svg:x1="16.912cm" svg:y1="21.305cm" svg:x2="16.912cm" svg:y2="16.3cm">
          <text:p/>
        </draw:line>
        <draw:line draw:style-name="gr25" draw:text-style-name="P12" draw:layer="layout" svg:x1="11cm" svg:y1="17.6cm" svg:x2="11cm" svg:y2="16.3cm">
          <text:p/>
        </draw:line>
        <draw:line draw:style-name="gr25" draw:text-style-name="P12" draw:layer="layout" svg:x1="18.1cm" svg:y1="23.65cm" svg:x2="19.1cm" svg:y2="23.65cm">
          <text:p/>
        </draw:line>
        <draw:line draw:style-name="gr25" draw:text-style-name="P12" draw:layer="layout" svg:x1="18.105cm" svg:y1="28.1cm" svg:x2="18.105cm" svg:y2="23.6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</draw:page>
      <draw:page draw:name="page2" draw:style-name="dp1" draw:master-page-name="Default">
        <draw:custom-shape draw:style-name="gr33" draw:text-style-name="P2" draw:layer="layout" svg:width="5cm" svg:height="13.263cm" svg:x="2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5cm" svg:height="10.011cm" svg:x="1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361cm" svg:x="12cm" svg:y="8.402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CRE_USER</text:span><text:span text:style-name="T7"><text:tab/></text:span><text:span text:style-name="T7">VX(64)</text:span></text:p>
          <text:p text:style-name="P8"><text:span text:style-name="T7"><text:tab/></text:span><text:span text:style-name="T7">TFO_CRE_STAMP</text:span><text:span text:style-name="T7"><text:tab/></text:span><text:span text:style-name="T7">TIMESTAMP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HAS_CORRESPONDENCE</text:span><text:span text:style-name="T7"><text:tab/></text:span><text:span text:style-name="T7">X(1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4.2cm" svg:height="0.5cm" svg:x="12cm" svg:y="7.901cm">
          <text:p text:style-name="P10"><text:span text:style-name="T8">T</text:span><text:span text:style-name="T8">V</text:span><text:span text:style-name="T8">A</text:span><text:span text:style-name="T8">_</text:span><text:span text:style-name="T8">T</text:span><text:span text:style-name="T8">_</text:span><text:span text:style-name="T8">F</text:span><text:span text:style-name="T8">O</text:span><text:span text:style-name="T8">R</text:span><text:span text:style-name="T8">M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1.065cm" svg:x="12cm" svg:y="11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4.2cm" svg:height="0.5cm" svg:x="12cm" svg:y="10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F</text:span><text:span text:style-name="T11">O</text:span><text:span text:style-name="T11">R</text:span><text:span text:style-name="T11">M</text:span><text:span text:style-name="T11">S</text:span><text:span text:style-name="T11">_</text:span><text:span text:style-name="T11">B</text:span><text:span text:style-name="T11">O</text:span><text:span text:style-name="T11">O</text:span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0.849cm" svg:x="35cm" svg:y="8.402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4.2cm" svg:height="0.5cm" svg:x="35cm" svg:y="7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793cm" svg:x="12cm" svg:y="13.102cm">
          <text:p text:style-name="P15"><text:span text:style-name="T10">#</text:span><text:span text:style-name="T10"><text:tab/></text:span><text:span text:style-name="T10">TFO_</text:span><text:span text:style-name="T10">MNE</text:span><text:span text:style-name="T10">MO</text:span><text:span text:style-name="T10"><text:tab/></text:span><text:span text:style-name="T10">VX(6</text:span><text:span text:style-name="T10">4)</text:span></text:p>
          <text:p text:style-name="P15"><text:span text:style-name="T10">#</text:span><text:span text:style-name="T10"><text:tab/></text:span><text:span text:style-name="T10">TFO_</text:span><text:span text:style-name="T10">DET_</text:span><text:span text:style-name="T10">ROW</text:span><text:span text:style-name="T10"><text:tab/></text:span><text:span text:style-name="T10">INTE</text:span><text:span text:style-name="T10">GER)</text:span></text:p>
          <text:p text:style-name="P15"><text:span text:style-name="T10"><text:tab/></text:span><text:span text:style-name="T10">TFO_</text:span><text:span text:style-name="T10">DET_</text:span><text:span text:style-name="T10">CODE</text:span><text:span text:style-name="T10"><text:tab/></text:span><text:span text:style-name="T10">VX(6</text:span><text:span text:style-name="T10">4)</text:span></text:p>
          <text:p text:style-name="P15"><text:span text:style-name="T10"><text:tab/></text:span><text:span text:style-name="T10">TFO_</text:span><text:span text:style-name="T10">DET_</text:span><text:span text:style-name="T10">LABE</text:span><text:span text:style-name="T10">L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LEVE</text:span><text:span text:style-name="T10">L</text:span><text:span text:style-name="T10"><text:tab/></text:span><text:span text:style-name="T10">INTE</text:span><text:span text:style-name="T10">GER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BAS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BASE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AMO</text:span><text:span text:style-name="T10">UNT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AMO</text:span><text:span text:style-name="T10">UNT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TEM</text:span><text:span text:style-name="T10">PLAT</text:span><text:span text:style-name="T10">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TEM</text:span><text:span text:style-name="T10">PLAT</text:span><text:span text:style-name="T10">E</text:span><text:span text:style-name="T10"><text:tab/></text:span><text:span text:style-name="T10">VX(6</text:span><text:span text:style-name="T10">4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4.2cm" svg:height="0.5cm" svg:x="12cm" svg:y="12.601cm">
          <text:p text:style-name="P16"><text:span text:style-name="T11">TVA_T_FORMS_DET</text:span></text:p>
          <draw:enhanced-geometry svg:viewBox="0 0 21600 21600" draw:type="rectangle" draw:enhanced-path="M 0 0 L 21600 0 21600 21600 0 21600 0 0 Z N"/>
        </draw:custom-shape>
        <draw:line draw:style-name="gr40" draw:text-style-name="P12" draw:layer="layout" svg:x1="16.2cm" svg:y1="11.601cm" svg:x2="16.6cm" svg:y2="11.601cm">
          <text:p/>
        </draw:line>
        <draw:custom-shape draw:style-name="gr41" draw:text-style-name="P19" draw:layer="layout" svg:width="4.202cm" svg:height="4.305cm" svg:x="22cm" svg:y="8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<text:tab/></text:span><text:span text:style-name="T10">TFO_HAS_CORRESPONDENCE</text:span><text:span text:style-name="T10"><text:tab/></text:span><text:span text:style-name="T10">X(1)</text:span></text:p>
          <text:p text:style-name="P15"><text:span text:style-name="T10"><text:tab/></text:span><text:span text:style-name="T10">TFO_CRE_USER</text:span><text:span text:style-name="T10"><text:tab/></text:span><text:span text:style-name="T10">VX(64)</text:span></text:p>
          <text:p text:style-name="P15"><text:span text:style-name="T10"><text:tab/></text:span><text:span text:style-name="T10">TFO_CRE_STAMP</text:span><text:span text:style-name="T10"><text:tab/></text:span><text:span text:style-name="T10">TIMESTAMP</text:span></text:p>
          <text:p text:style-name="P15"><text:span text:style-name="T10"><text:tab/></text:span><text:span text:style-name="T10">TFO_LABEL</text:span><text:span text:style-name="T10"><text:tab/></text:span><text:span text:style-name="T10">VX(256)</text:span></text:p>
          <text:p text:style-name="P15"><text:span text:style-name="T10"><text:tab/></text:span><text:span text:style-name="T10">TFO_CORRESPONDENCE</text:span><text:span text:style-name="T10"><text:tab/></text:span><text:span text:style-name="T10">VX(4096)</text:span></text:p>
          <text:p text:style-name="P15"><text:span text:style-name="T10"><text:tab/></text:span><text:span text:style-name="T10">TFO_BEGIN</text:span><text:span text:style-name="T10"><text:tab/></text:span><text:span text:style-name="T10">DATE</text:span></text:p>
          <text:p text:style-name="P15"><text:span text:style-name="T10"><text:tab/></text:span><text:span text:style-name="T10">TFO_NOTES</text:span><text:span text:style-name="T10"><text:tab/></text:span><text:span text:style-name="T10">VX(4096)</text:span></text:p>
          <text:p text:style-name="P15"><text:span text:style-name="T10"><text:tab/></text:span><text:span text:style-name="T10">TFO_UPD_USER</text:span><text:span text:style-name="T10"><text:tab/></text:span><text:span text:style-name="T10">VX(64)</text:span></text:p>
          <text:p text:style-name="P15"><text:span text:style-name="T10"><text:tab/></text:span><text:span text:style-name="T10">TFO_UPD_STAMP</text:span><text:span text:style-name="T10"><text:tab/></text:span><text:span text:style-name="T10">TIMESTAMP</text:span></text:p>
          <text:p text:style-name="P15"><text:span text:style-name="T10"><text:tab/></text:span><text:span text:style-name="T10">TFO_DOPE</text:span><text:span text:style-name="T10"><text:tab/></text:span><text:span text:style-name="T10">DATE</text:span></text:p>
          <text:p text:style-name="P15"><text:span text:style-name="T10"><text:tab/></text:span><text:span text:style-name="T10">TFO_OPE_USER</text:span><text:span text:style-name="T10"><text:tab/></text:span><text:span text:style-name="T10">VX(64)</text:span></text:p>
          <text:p text:style-name="P15"><text:span text:style-name="T10"><text:tab/></text:span><text:span text:style-name="T10">TFO_OPE_STAMP</text:span><text:span text:style-name="T10"><text:tab/></text:span><text:span text:style-name="T10">TIMESTAMP</text:span></text:p>
          <text:p text:style-name="P15"><text:span text:style-name="T10"><text:tab/></text:span><text:span text:style-name="T10">TFO_STATUS</text:span><text:span text:style-name="T10"><text:tab/></text:span><text:span text:style-name="T10">X(1)</text:span></text:p>
          <text:p text:style-name="P15"><text:span text:style-name="T10"><text:tab/></text:span><text:span text:style-name="T10">TFO_STA_CLOSING</text:span><text:span text:style-name="T10"><text:tab/></text:span><text:span text:style-name="T10">DATE</text:span></text:p>
          <text:p text:style-name="P15"><text:span text:style-name="T10"><text:tab/></text:span><text:span text:style-name="T10">TFO_STA_USER</text:span><text:span text:style-name="T10"><text:tab/></text:span><text:span text:style-name="T10">VX(64)</text:span></text:p>
          <text:p text:style-name="P15"><text:span text:style-name="T10"><text:tab/></text:span><text:span text:style-name="T10">TFO_STA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4.2cm" svg:height="0.5cm" svg:x="22cm" svg:y="7.901cm">
          <text:p text:style-name="P16"><text:span text:style-name="T11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1.497cm" svg:x="22cm" svg:y="13.3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><text:tab/></text:span><text:span text:style-name="T10">TFO_BOOL_TRUE</text:span><text:span text:style-name="T10"><text:tab/></text:span><text:span text:style-name="T10">X(1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2cm" svg:height="0.5cm" svg:x="22cm" svg:y="12.801cm">
          <text:p text:style-name="P16"><text:span text:style-name="T11">TVA_T_RECORDS_B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3.657cm" svg:x="22cm" svg:y="15.35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F</text:span><text:span text:style-name="T10"><text:tab/></text:span><text:span text:style-name="T10">VX(256)</text:span></text:p>
          <text:p text:style-name="P15"><text:span text:style-name="T10"><text:tab/></text:span><text:span text:style-name="T10">TFO_DET_BASE</text:span><text:span text:style-name="T10"><text:tab/></text:span><text:span text:style-name="T10">DECIMAL(20,5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F</text:span><text:span text:style-name="T10"><text:tab/></text:span><text:span text:style-name="T10">VX(256)</text:span></text:p>
          <text:p text:style-name="P15"><text:span text:style-name="T10"><text:tab/></text:span><text:span text:style-name="T10">TFO_DET_AMOUNT</text:span><text:span text:style-name="T10"><text:tab/></text:span><text:span text:style-name="T10">DECIMAL(20,5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><text:tab/></text:span><text:span text:style-name="T10">TFO_DET_OPE_NUMBER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2cm" svg:height="0.5cm" svg:x="22cm" svg:y="14.901cm">
          <text:p text:style-name="P16"><text:span text:style-name="T11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12cm" svg:y1="15.401cm" svg:x2="11cm" svg:y2="15.401cm">
          <text:p/>
        </draw:line>
        <draw:frame draw:style-name="gr45" draw:text-style-name="P22" draw:layer="layout" svg:width="2.733cm" svg:height="0.276cm" svg:x="8.3cm" svg:y="15.301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11.198cm" svg:y1="8.57cm" svg:x2="11.998cm" svg:y2="8.57cm">
          <text:p/>
        </draw:line>
        <draw:line draw:style-name="gr46" draw:text-style-name="P20" draw:layer="layout" svg:x1="12cm" svg:y1="15.001cm" svg:x2="11cm" svg:y2="15.001cm">
          <text:p/>
        </draw:line>
        <draw:frame draw:style-name="gr47" draw:text-style-name="P24" draw:layer="layout" svg:width="2.023cm" svg:height="0.551cm" svg:x="8.9cm" svg:y="14.701cm">
          <draw:text-box>
            <text:p text:style-name="P23"><text:span text:style-name="T13">OFA_T_ACCOUNTS</text:span></text:p>
            <text:p text:style-name="P23"><text:span text:style-name="T13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1-04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</text:span><text:span text:style-name="T5">Model</text:span></text:p>
          </draw:text-box>
        </draw:frame>
        <draw:custom-shape draw:style-name="gr48" draw:text-style-name="P19" draw:layer="layout" svg:width="4.202cm" svg:height="1.065cm" svg:x="22cm" svg:y="19.6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4.2cm" svg:height="0.5cm" svg:x="22cm" svg:y="19.101cm">
          <text:p text:style-name="P16"><text:span text:style-name="T11">TVA_T_RECORDS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4.202cm" svg:height="0.849cm" svg:x="12cm" svg:y="16.5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4.2cm" svg:height="0.5cm" svg:x="12cm" svg:y="16.001cm">
          <text:p text:style-name="P16"><text:span text:style-name="T11">TVA_T_FORMS_DOC</text:span></text:p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85cm" svg:y1="8.599cm" svg:x2="16.185cm" svg:y2="8.599cm">
          <text:p/>
        </draw:line>
        <draw:frame draw:style-name="gr52" draw:text-style-name="P22" draw:layer="layout" svg:width="1.619cm" svg:height="0.276cm" svg:x="17.35cm" svg:y="16.801cm">
          <draw:text-box>
            <text:p text:style-name="P21"><text:span text:style-name="T12">OFA_T_DOCS</text:span></text:p>
          </draw:text-box>
        </draw:frame>
        <draw:line draw:style-name="gr26" draw:text-style-name="P20" draw:layer="layout" svg:x1="11.2cm" svg:y1="7cm" svg:x2="21.198cm" svg:y2="7.001cm">
          <text:p/>
        </draw:line>
        <draw:line draw:style-name="gr26" draw:text-style-name="P20" draw:layer="layout" svg:x1="21.198cm" svg:y1="8.57cm" svg:x2="21.998cm" svg:y2="8.57cm">
          <text:p/>
        </draw:line>
        <draw:line draw:style-name="gr26" draw:text-style-name="P20" draw:layer="layout" svg:x1="21.199cm" svg:y1="8.551cm" svg:x2="21.199cm" svg:y2="7cm">
          <text:p/>
        </draw:line>
        <draw:line draw:style-name="gr26" draw:text-style-name="P20" draw:layer="layout" svg:x1="11.2cm" svg:y1="8.601cm" svg:x2="11.2cm" svg:y2="7.001cm">
          <text:p/>
        </draw:line>
        <draw:line draw:style-name="gr40" draw:text-style-name="P12" draw:layer="layout" svg:x1="16.607cm" svg:y1="11.599cm" svg:x2="16.607cm" svg:y2="8.601cm">
          <text:p/>
        </draw:line>
        <draw:line draw:style-name="gr40" draw:text-style-name="P12" draw:layer="layout" svg:x1="16.705cm" svg:y1="13.316cm" svg:x2="16.705cm" svg:y2="8.601cm">
          <text:p/>
        </draw:line>
        <draw:line draw:style-name="gr40" draw:text-style-name="P12" draw:layer="layout" svg:x1="16.794cm" svg:y1="16.718cm" svg:x2="16.795cm" svg:y2="8.601cm">
          <text:p/>
        </draw:line>
        <draw:line draw:style-name="gr40" draw:text-style-name="P12" draw:layer="layout" svg:x1="16.2cm" svg:y1="13.301cm" svg:x2="16.7cm" svg:y2="13.301cm">
          <text:p/>
        </draw:line>
        <draw:line draw:style-name="gr40" draw:text-style-name="P12" draw:layer="layout" svg:x1="16.2cm" svg:y1="16.701cm" svg:x2="16.8cm" svg:y2="16.701cm">
          <text:p/>
        </draw:line>
        <draw:line draw:style-name="gr40" draw:text-style-name="P12" draw:layer="layout" svg:x1="26.215cm" svg:y1="13.453cm" svg:x2="26.615cm" svg:y2="13.453cm">
          <text:p/>
        </draw:line>
        <draw:line draw:style-name="gr51" draw:text-style-name="P12" draw:layer="layout" svg:x1="26.8cm" svg:y1="8.551cm" svg:x2="26.2cm" svg:y2="8.551cm">
          <text:p/>
        </draw:line>
        <draw:line draw:style-name="gr40" draw:text-style-name="P12" draw:layer="layout" svg:x1="26.612cm" svg:y1="13.48cm" svg:x2="26.612cm" svg:y2="8.551cm">
          <text:p/>
        </draw:line>
        <draw:line draw:style-name="gr40" draw:text-style-name="P12" draw:layer="layout" svg:x1="26.706cm" svg:y1="15.564cm" svg:x2="26.707cm" svg:y2="8.551cm">
          <text:p/>
        </draw:line>
        <draw:line draw:style-name="gr40" draw:text-style-name="P12" draw:layer="layout" svg:x1="26.804cm" svg:y1="19.765cm" svg:x2="26.804cm" svg:y2="8.551cm">
          <text:p/>
        </draw:line>
        <draw:line draw:style-name="gr40" draw:text-style-name="P12" draw:layer="layout" svg:x1="26.215cm" svg:y1="15.553cm" svg:x2="26.715cm" svg:y2="15.553cm">
          <text:p/>
        </draw:line>
        <draw:line draw:style-name="gr40" draw:text-style-name="P12" draw:layer="layout" svg:x1="26.215cm" svg:y1="19.753cm" svg:x2="26.815cm" svg:y2="19.753cm">
          <text:p/>
        </draw:line>
        <draw:line draw:style-name="gr21" draw:text-style-name="P12" draw:layer="layout" svg:x1="16.2cm" svg:y1="16.901cm" svg:x2="17.3cm" svg:y2="16.901cm">
          <text:p/>
        </draw:line>
        <draw:line draw:style-name="gr21" draw:text-style-name="P12" draw:layer="layout" svg:x1="26.2cm" svg:y1="20.201cm" svg:x2="27.3cm" svg:y2="20.201cm">
          <text:p/>
        </draw:line>
        <draw:frame draw:style-name="gr52" draw:text-style-name="P22" draw:layer="layout" svg:width="1.619cm" svg:height="0.276cm" svg:x="27.348cm" svg:y="20.068cm">
          <draw:text-box>
            <text:p text:style-name="P21"><text:span text:style-name="T12">OFA_T_DOCS</text:span></text:p>
          </draw:text-box>
        </draw:frame>
      </draw:page>
      <draw:page draw:name="page3" draw:style-name="dp1" draw:master-page-name="Default">
        <draw:custom-shape draw:style-name="gr53" draw:text-style-name="P2" draw:layer="layout" svg:width="5.05cm" svg:height="7.074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0.849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4.2cm" svg:height="0.5cm" svg:x="35cm" svg:y="6cm">
          <text:p text:style-name="P16"><text:span text:style-name="T11">REC_T_VER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3.873cm" svg:x="13.5cm" svg:y="6.467cm">
          <text:p text:style-name="P15"><text:span text:style-name="T10">#</text:span><text:span text:style-name="T10"><text:tab/></text:span><text:span text:style-name="T10">REC_MNEMO</text:span><text:span text:style-name="T10"><text:tab/></text:span><text:span text:style-name="T10">VX(64)</text:span></text:p>
          <text:p text:style-name="P15"><text:span text:style-name="T10"><text:tab/></text:span><text:span text:style-name="T10">REC_CRE_USER</text:span><text:span text:style-name="T10"><text:tab/></text:span><text:span text:style-name="T10">VX(64)</text:span></text:p>
          <text:p text:style-name="P15"><text:span text:style-name="T10"><text:tab/></text:span><text:span text:style-name="T10">REC_CRE_STAMP</text:span><text:span text:style-name="T10"><text:tab/></text:span><text:span text:style-name="T10">TIMESTAMP</text:span></text:p>
          <text:p text:style-name="P15"><text:span text:style-name="T10"><text:tab/></text:span><text:span text:style-name="T10">REC_LABEL</text:span><text:span text:style-name="T10"><text:tab/></text:span><text:span text:style-name="T10">VX(256)</text:span></text:p>
          <text:p text:style-name="P15"><text:span text:style-name="T10"><text:tab/></text:span><text:span text:style-name="T10">REC_OPE_TEMPLATE</text:span><text:span text:style-name="T10"><text:tab/></text:span><text:span text:style-name="T10">VX(64)</text:span></text:p>
          <text:p text:style-name="P15"><text:span text:style-name="T10"><text:tab/></text:span><text:span text:style-name="T10">REC_PERIOD_ID</text:span><text:span text:style-name="T10"><text:tab/></text:span><text:span text:style-name="T10">X(1)</text:span></text:p>
          <text:p text:style-name="P15"><text:span text:style-name="T10"><text:tab/></text:span><text:span text:style-name="T10">REC_PERIOD_N</text:span><text:span text:style-name="T10"><text:tab/></text:span><text:span text:style-name="T10">INTEGER</text:span></text:p>
          <text:p text:style-name="P15"><text:span text:style-name="T10"><text:tab/></text:span><text:span text:style-name="T10">REC_PERIOD_DET</text:span><text:span text:style-name="T10"><text:tab/></text:span><text:span text:style-name="T10">VX(256)</text:span></text:p>
          <text:p text:style-name="P15"><text:span text:style-name="T10"><text:tab/></text:span><text:span text:style-name="T10">REC_DEF_AMOUNT1</text:span><text:span text:style-name="T10"><text:tab/></text:span><text:span text:style-name="T10">VX(64)</text:span></text:p>
          <text:p text:style-name="P15"><text:span text:style-name="T10"><text:tab/></text:span><text:span text:style-name="T10">REC_DEF_AMOUNT2</text:span><text:span text:style-name="T10"><text:tab/></text:span><text:span text:style-name="T10">VX(64)</text:span></text:p>
          <text:p text:style-name="P15"><text:span text:style-name="T10"><text:tab/></text:span><text:span text:style-name="T10">REC_DEF_AMOUNT3</text:span><text:span text:style-name="T10"><text:tab/></text:span><text:span text:style-name="T10">VX(64)</text:span></text:p>
          <text:p text:style-name="P15"><text:span text:style-name="T10"><text:tab/></text:span><text:span text:style-name="T10">REC_ENABLED</text:span><text:span text:style-name="T10"><text:tab/></text:span><text:span text:style-name="T10">X(1)</text:span></text:p>
          <text:p text:style-name="P15"><text:span text:style-name="T10"><text:tab/></text:span><text:span text:style-name="T10">REC_END</text:span><text:span text:style-name="T10"><text:tab/></text:span><text:span text:style-name="T10">DATE</text:span></text:p>
          <text:p text:style-name="P15"><text:span text:style-name="T10"><text:tab/></text:span><text:span text:style-name="T10">REC_NOTES</text:span><text:span text:style-name="T10"><text:tab/></text:span><text:span text:style-name="T10">VX(4096)</text:span></text:p>
          <text:p text:style-name="P15"><text:span text:style-name="T10"><text:tab/></text:span><text:span text:style-name="T10">REC_UPD_USER</text:span><text:span text:style-name="T10"><text:tab/></text:span><text:span text:style-name="T10">VX(64)</text:span></text:p>
          <text:p text:style-name="P15"><text:span text:style-name="T10"><text:tab/></text:span><text:span text:style-name="T10">REC_UPD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13.5cm" svg:y="6cm">
          <text:p text:style-name="P16"><text:span text:style-name="T11">REC_T_MODELS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1.065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4.5cm" svg:y="6cm">
          <text:p text:style-name="P16"><text:span text:style-name="T11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4.5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22.5cm" svg:y="6cm">
          <text:p text:style-name="P16"><text:span text:style-name="T11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0-27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</text:span><text:span text:style-name="T5">Data Model</text:span></text:p>
          </draw:text-box>
        </draw:frame>
        <draw:custom-shape draw:style-name="gr57" draw:text-style-name="P9" draw:layer="layout" svg:width="4.202cm" svg:height="0.849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13.5cm" svg:y="10.4cm">
          <text:p text:style-name="P16"><text:span text:style-name="T11">REC_T_MODEL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4.202cm" svg:height="0.849cm" svg:x="22.506cm" svg:y="11.6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22.506cm" svg:y="11.15cm">
          <text:p text:style-name="P16"><text:span text:style-name="T11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52" draw:text-style-name="P22" draw:layer="layout" svg:width="1.619cm" svg:height="0.276cm" svg:x="18.86cm" svg:y="11.172cm">
          <draw:text-box>
            <text:p text:style-name="P21"><text:span text:style-name="T12">OFA_T_DOCS</text:span></text:p>
          </draw:text-box>
        </draw:frame>
        <draw:line draw:style-name="gr21" draw:text-style-name="P12" draw:layer="layout" svg:x1="26.697cm" svg:y1="12.057cm" svg:x2="27.797cm" svg:y2="12.057cm">
          <text:p/>
        </draw:line>
        <draw:frame draw:style-name="gr52" draw:text-style-name="P22" draw:layer="layout" svg:width="1.619cm" svg:height="0.276cm" svg:x="27.845cm" svg:y="11.924cm">
          <draw:text-box>
            <text:p text:style-name="P21"><text:span text:style-name="T12">OFA_T_DOCS</text:span></text:p>
          </draw:text-box>
        </draw:frame>
        <draw:line draw:style-name="gr59" draw:text-style-name="P12" draw:layer="layout" svg:x1="27.208cm" svg:y1="6.65cm" svg:x2="26.708cm" svg:y2="6.65cm">
          <text:p/>
        </draw:line>
        <draw:line draw:style-name="gr60" draw:text-style-name="P12" draw:layer="layout" svg:x1="26.7cm" svg:y1="11.85cm" svg:x2="27.2cm" svg:y2="11.85cm">
          <text:p/>
        </draw:line>
        <draw:line draw:style-name="gr60" draw:text-style-name="P12" draw:layer="layout" svg:x1="27.208cm" svg:y1="11.848cm" svg:x2="27.208cm" svg:y2="6.65cm">
          <text:p/>
        </draw:line>
        <draw:line draw:style-name="gr59" draw:text-style-name="P12" draw:layer="layout" svg:x1="18.208cm" svg:y1="6.613cm" svg:x2="17.708cm" svg:y2="6.613cm">
          <text:p/>
        </draw:line>
        <draw:line draw:style-name="gr60" draw:text-style-name="P12" draw:layer="layout" svg:x1="17.7cm" svg:y1="11.074cm" svg:x2="18.2cm" svg:y2="11.074cm">
          <text:p/>
        </draw:line>
        <draw:line draw:style-name="gr60" draw:text-style-name="P12" draw:layer="layout" svg:x1="18.203cm" svg:y1="11.088cm" svg:x2="18.203cm" svg:y2="6.613cm">
          <text:p/>
        </draw:line>
        <draw:line draw:style-name="gr21" draw:text-style-name="P20" draw:layer="layout" svg:x1="13.5cm" svg:y1="7.5cm" svg:x2="12.5cm" svg:y2="7.5cm">
          <text:p/>
        </draw:line>
        <draw:frame draw:style-name="gr45" draw:text-style-name="P22" draw:layer="layout" svg:width="2.733cm" svg:height="0.276cm" svg:x="9.8cm" svg:y="7.4cm">
          <draw:text-box>
            <text:p text:style-name="P21"><text:span text:style-name="T12">OFA_T_OPE_TEMPLATES</text:span></text:p>
          </draw:text-box>
        </draw:frame>
        <draw:line draw:style-name="gr26" draw:text-style-name="P20" draw:layer="layout" svg:x1="21.7cm" svg:y1="6.928cm" svg:x2="22.5cm" svg:y2="6.928cm">
          <text:p/>
        </draw:line>
        <draw:line draw:style-name="gr21" draw:text-style-name="P20" draw:layer="layout" svg:x1="12.698cm" svg:y1="6.669cm" svg:x2="13.498cm" svg:y2="6.669cm">
          <text:p/>
        </draw:line>
        <draw:line draw:style-name="gr26" draw:text-style-name="P20" draw:layer="layout" svg:x1="12.697cm" svg:y1="6.683cm" svg:x2="12.697cm" svg:y2="5.1cm">
          <text:p/>
        </draw:line>
        <draw:line draw:style-name="gr26" draw:text-style-name="P20" draw:layer="layout" svg:x1="12.7cm" svg:y1="5.099cm" svg:x2="21.697cm" svg:y2="5.1cm">
          <text:p/>
        </draw:line>
        <draw:line draw:style-name="gr26" draw:text-style-name="P20" draw:layer="layout" svg:x1="21.698cm" svg:y1="6.953cm" svg:x2="21.698cm" svg:y2="5.099cm">
          <text:p/>
        </draw:line>
        <draw:line draw:style-name="gr21" draw:text-style-name="P20" draw:layer="layout" svg:x1="13.501cm" svg:y1="7.7cm" svg:x2="12.501cm" svg:y2="7.7cm">
          <text:p/>
        </draw:line>
        <draw:frame draw:style-name="gr61" draw:text-style-name="P22" draw:layer="layout" svg:width="1.031cm" svg:height="0.276cm" svg:x="11.401cm" svg:y="7.6cm">
          <draw:text-box>
            <text:p text:style-name="P21"><text:span text:style-name="T12">myPeriod</text:span></text:p>
          </draw:text-box>
        </draw:frame>
        <draw:line draw:style-name="gr21" draw:text-style-name="P20" draw:layer="layout" svg:x1="22.501cm" svg:y1="7.5cm" svg:x2="21.501cm" svg:y2="7.5cm">
          <text:p/>
        </draw:line>
        <draw:frame draw:style-name="gr45" draw:text-style-name="P22" draw:layer="layout" svg:width="2.733cm" svg:height="0.276cm" svg:x="18.801cm" svg:y="7.4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22.502cm" svg:y1="7.7cm" svg:x2="21.502cm" svg:y2="7.7cm">
          <text:p/>
        </draw:line>
        <draw:frame draw:style-name="gr61" draw:text-style-name="P22" draw:layer="layout" svg:width="1.031cm" svg:height="0.276cm" svg:x="20.402cm" svg:y="7.6cm">
          <draw:text-box>
            <text:p text:style-name="P21"><text:span text:style-name="T12">myPeri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11-09T19:18:20.388635853</dc:date>
    <meta:editing-duration>P38DT13H39M50S</meta:editing-duration>
    <meta:editing-cycles>377</meta:editing-cycles>
    <meta:generator>LibreOffice/5.3.7.2.0$Linux_X86_64 LibreOffice_project/30$Build-2</meta:generator>
    <meta:document-statistic meta:object-count="340"/>
  </office:meta>
</office:document-meta>
</file>